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middle" fo:background-color="#D9D9D9"/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22854166666667cm"/>
    </style:style>
    <style:style style:name="co2" style:family="table-column">
      <style:table-column-properties fo:break-before="auto" style:column-width="8.0697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11.69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1.5pt" style:use-optimal-row-height="tru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Alotriomórf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Me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Blancos azulados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Débil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Fuerte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Colores de interferencia</text:p>
          </table:table-cell>
          <table:table-cell office:value-type="string" table:style-name="ce7">
            <text:p>De grises a marrone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Abundantes de color ro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2" table:style-name="ce10">
            <text:p>2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1">
            <text:p>Ganga 60%</text:p>
          </table:table-cell>
          <table:table-cell office:value-type="string" table:style-name="ce12">
            <text:p>Pirita 5%</text:p>
          </table:table-cell>
          <table:table-cell office:value-type="string" table:style-name="ce12">
            <text:p>Esfalerita 15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3">
            <text:p>Características generales del mineral</text:p>
          </table:table-cell>
          <table:table-cell office:value-type="string" table:style-name="ce14">
            <text:p>Proustita- Pirargirit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5">
            <text:p>Ag<text:span text:style-name="T2">3</text:span>AsS<text:span text:style-name="T2">3</text:span>-Ag<text:span text:style-name="T2">3</text:span>SbS<text:span text:style-name="T2">3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16">
            <text:p>No apreciable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17">
            <text:p>Media (27.4-30.3%)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Coloración</text:p>
          </table:table-cell>
          <table:table-cell office:value-type="string" table:style-name="ce16">
            <text:p>De azulado a blanco grisáceo. La proustita es más azul y ligeramente más oscura que la pirargiri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17">
            <text:p>Baja: &gt;&gt;argentita, &gt;pearceita-polibasita,&lt;galena</text:p>
          </table:table-cell>
          <table:table-cell table:number-columns-repeated="16382"/>
        </table:table-row>
        <table:table-row table:style-name="ro12">
          <table:table-cell office:value-type="string" table:style-name="ce6">
            <text:p>Pleocroísmo</text:p>
          </table:table-cell>
          <table:table-cell office:value-type="string" table:style-name="ce16">
            <text:p>Moderado a fuert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17">
            <text:p>Fuerte. Puede estar enmascarda por las reflexiones internas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es de interferencia</text:p>
          </table:table-cell>
          <table:table-cell office:value-type="string" table:style-name="ce16">
            <text:p>De grises a marrone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17">
            <text:p>Abundantes, de rojos intensos en naranjas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Minerales associados</text:p>
          </table:table-cell>
          <table:table-cell office:value-type="string" table:style-name="ce16">
            <text:p>Sulfuros de Ag, arsenopirita, calcopirita, minerales de Co-Ni, freibergita, galena, pirita, esfalerita, tetraedrita-tennantita</text:p>
          </table:table-cell>
          <table:table-cell table:number-columns-repeated="16382"/>
        </table:table-row>
        <table:table-row table:number-rows-repeated="3" table:style-name="ro1">
          <table:table-cell table:style-name="ce18"/>
          <table:table-cell table:style-name="ce16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32:31Z</dc:date>
    <meta:editing-cycles>3</meta:editing-cycles>
    <meta:editing-duration>PT1452S</meta:editing-duration>
  </office:meta>
</office:document-meta>
</file>